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6mm"/>
    </style:style>
    <style:style style:name="co2" style:family="table-column">
      <style:table-column-properties fo:break-before="auto" style:column-width="40.46mm"/>
    </style:style>
    <style:style style:name="co3" style:family="table-column">
      <style:table-column-properties fo:break-before="auto" style:column-width="33.94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1.64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64mm" fo:break-before="auto" style:use-optimal-row-height="true"/>
    </style:style>
    <style:style style:name="ro7" style:family="table-row">
      <style:table-row-properties style:row-height="4.59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ta1" style:family="table" style:master-page-name="PageStyle_5f_2017-18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Excel_20_Built-in_20_Normal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padding="0.71mm"/>
    </style:style>
    <style:style style:name="ce3" style:family="table-cell" style:parent-style-name="Excel_20_Built-in_20_Normal">
      <style:table-cell-properties fo:border-bottom="0.74pt solid #3c3c3c" style:diagonal-bl-tr="none" style:diagonal-tl-br="none" fo:border-left="none" fo:padding="0.71m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Excel_20_Built-in_20_Normal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1.76pt solid #3c3c3c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1.76pt solid #3c3c3c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">
      <style:table-cell-properties style:glyph-orientation-vertical="0" fo:border-bottom="1.76pt solid #3c3c3c" fo:background-color="#fcf305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order-bottom="1.76pt solid #3c3c3c" fo:background-color="#fcf305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1.76pt solid #3c3c3c" fo:background-color="#fcf305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1.76pt solid #3c3c3c" fo:background-color="#fcf305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order="none" fo:padding="0.71mm" style:rotation-align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country="ES" style:country-asian="CN" style:country-complex="IN" style:font-name-asian="Noto Sans CJK SC Regular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2017-18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8"/>
        <table:table-column table:style-name="co1" table:number-columns-repeated="7" table:default-cell-style-name="Default"/>
        <table:table-column table:style-name="co3" table:default-cell-style-name="ce8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2" table:number-columns-repeated="5"/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6" table:number-columns-repeated="3"/>
          <table:table-cell table:style-name="ce2"/>
          <table:table-cell table:style-name="ce9" office:value-type="string" calcext:value-type="string" table:number-columns-spanned="4" table:number-rows-spanned="1">
            <text:p>Algoritmo Greedy</text:p>
          </table:table-cell>
          <table:covered-table-cell table:number-columns-repeated="3" table:style-name="ce9"/>
          <table:table-cell table:style-name="ce20"/>
          <table:table-cell table:style-name="ce25" table:number-columns-repeated="2"/>
          <table:table-cell table:number-columns-repeated="1012"/>
        </table:table-row>
        <table:table-row table:style-name="ro3">
          <table:table-cell table:style-name="ce3" office:value-type="string" calcext:value-type="string">
            <text:p>Caso</text:p>
          </table:table-cell>
          <table:table-cell table:style-name="ce7" office:value-type="string" calcext:value-type="string">
            <text:p>Tamaño</text:p>
          </table:table-cell>
          <table:table-cell table:style-name="ce7" office:value-type="string" calcext:value-type="string">
            <text:p>Mejor coste conocido</text:p>
          </table:table-cell>
          <table:table-cell table:style-name="ce7" office:value-type="string" calcext:value-type="string">
            <text:p>¿Optima?</text:p>
          </table:table-cell>
          <table:table-cell table:style-name="ce2"/>
          <table:table-cell table:style-name="ce10" office:value-type="string" calcext:value-type="string">
            <text:p>Caso</text:p>
          </table:table-cell>
          <table:table-cell table:style-name="ce12" office:value-type="string" calcext:value-type="string">
            <text:p>Coste obtenido</text:p>
          </table:table-cell>
          <table:table-cell table:style-name="ce9" office:value-type="string" calcext:value-type="string">
            <text:p>Desv</text:p>
          </table:table-cell>
          <table:table-cell table:style-name="ce15" office:value-type="string" calcext:value-type="string">
            <text:p>Tiempo</text:p>
          </table:table-cell>
          <table:table-cell table:style-name="ce21"/>
          <table:table-cell table:style-name="ce26"/>
          <table:table-cell table:style-name="ce27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chr22a.dat" xlink:type="simple">Chr22a</text:a></text:span>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156" calcext:value-type="float">
            <text:p>6156</text:p>
          </table:table-cell>
          <table:table-cell table:style-name="ce6" office:value-type="string" calcext:value-type="string">
            <text:p>OPT</text:p>
          </table:table-cell>
          <table:table-cell table:style-name="ce2"/>
          <table:table-cell table:style-name="ce11" office:value-type="string" calcext:value-type="string">
            <text:p>Chr22a</text:p>
          </table:table-cell>
          <table:table-cell table:style-name="ce13" office:value-type="float" office:value="17914" calcext:value-type="float">
            <text:p>17914</text:p>
          </table:table-cell>
          <table:table-cell table:style-name="ce14" table:formula="of:=100*([.G4]-[.C4])/[.C4]" office:value-type="float" office:value="191.00064977258" calcext:value-type="float">
            <text:p>191,00</text:p>
          </table:table-cell>
          <table:table-cell table:style-name="ce16" office:value-type="float" office:value="0.0000579357147216797" calcext:value-type="float">
            <text:p>0,00</text:p>
          </table:table-cell>
          <table:table-cell table:style-name="ce21"/>
          <table:table-cell table:style-name="ce26"/>
          <table:table-cell table:style-name="ce27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chr22b.dat" xlink:type="simple">Chr22b</text:a></text:span>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194" calcext:value-type="float">
            <text:p>6194</text:p>
          </table:table-cell>
          <table:table-cell table:style-name="ce6" office:value-type="string" calcext:value-type="string">
            <text:p>OPT</text:p>
          </table:table-cell>
          <table:table-cell table:style-name="ce2"/>
          <table:table-cell table:style-name="ce11" office:value-type="string" calcext:value-type="string">
            <text:p>Chr22b</text:p>
          </table:table-cell>
          <table:table-cell table:style-name="ce13" office:value-type="float" office:value="13510" calcext:value-type="float">
            <text:p>13510</text:p>
          </table:table-cell>
          <table:table-cell table:style-name="ce14" table:formula="of:=100*([.G5]-[.C5])/[.C5]" office:value-type="float" office:value="118.114304165321" calcext:value-type="float">
            <text:p>118,11</text:p>
          </table:table-cell>
          <table:table-cell table:style-name="ce17" office:value-type="float" office:value="0.0000574588775634766" calcext:value-type="float">
            <text:p>0,00</text:p>
          </table:table-cell>
          <table:table-cell table:style-name="ce21"/>
          <table:table-cell table:style-name="ce26"/>
          <table:table-cell table:style-name="ce27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span text:style-name="T1"><text:a xlink:href="http://anjos.mgi.polymtl.ca/qaplib/data.d/chr25a.dat" xlink:type="simple">Chr25a</text:a></text:span>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796" calcext:value-type="float">
            <text:p>3796</text:p>
          </table:table-cell>
          <table:table-cell table:style-name="ce6" office:value-type="string" calcext:value-type="string">
            <text:p>OPT</text:p>
          </table:table-cell>
          <table:table-cell table:style-name="ce2"/>
          <table:table-cell table:style-name="ce11" office:value-type="string" calcext:value-type="string">
            <text:p>Chr25a</text:p>
          </table:table-cell>
          <table:table-cell table:style-name="ce13" office:value-type="float" office:value="18724" calcext:value-type="float">
            <text:p>18724</text:p>
          </table:table-cell>
          <table:table-cell table:style-name="ce14" table:formula="of:=100*([.G6]-[.C6])/[.C6]" office:value-type="float" office:value="393.256059009484" calcext:value-type="float">
            <text:p>393,26</text:p>
          </table:table-cell>
          <table:table-cell table:style-name="ce16" office:value-type="float" office:value="0.000064849853515625" calcext:value-type="float">
            <text:p>0,00</text:p>
          </table:table-cell>
          <table:table-cell table:style-name="ce21"/>
          <table:table-cell table:style-name="ce23" office:value-type="string" calcext:value-type="string">
            <text:p>Media Desv:</text:p>
          </table:table-cell>
          <table:table-cell table:style-name="ce28" table:formula="of:=SUM([.H4:.H23])/[.B1]" office:value-type="float" office:value="71.5119132775125" calcext:value-type="float">
            <text:p>71,51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<text:span text:style-name="T1"><text:a xlink:href="http://anjos.mgi.polymtl.ca/qaplib/data.d/esc128.dat" xlink:type="simple">Esc128</text:a></text:span>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OPT</text:p>
          </table:table-cell>
          <table:table-cell table:style-name="ce2"/>
          <table:table-cell table:style-name="ce11" office:value-type="string" calcext:value-type="string">
            <text:p>Esc128</text:p>
          </table:table-cell>
          <table:table-cell table:style-name="ce13" office:value-type="float" office:value="224" calcext:value-type="float">
            <text:p>224</text:p>
          </table:table-cell>
          <table:table-cell table:style-name="ce14" table:formula="of:=100*([.G7]-[.C7])/[.C7]" office:value-type="float" office:value="250" calcext:value-type="float">
            <text:p>250,00</text:p>
          </table:table-cell>
          <table:table-cell table:style-name="ce16" office:value-type="float" office:value="0.0002899169921875" calcext:value-type="float">
            <text:p>0,00</text:p>
          </table:table-cell>
          <table:table-cell table:style-name="ce21"/>
          <table:table-cell table:style-name="ce23" office:value-type="string" calcext:value-type="string">
            <text:p>Media Tiempo:</text:p>
          </table:table-cell>
          <table:table-cell table:style-name="ce28" table:formula="of:=SUM([.I4:.I23])/[.B1]" office:value-type="float" office:value="0.000325989723205566" calcext:value-type="float">
            <text:p>0,0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had20.dat" xlink:type="simple">Had20</text:a></text:span>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922" calcext:value-type="float">
            <text:p>6922</text:p>
          </table:table-cell>
          <table:table-cell table:style-name="ce6" office:value-type="string" calcext:value-type="string">
            <text:p>OPT</text:p>
          </table:table-cell>
          <table:table-cell table:style-name="ce2"/>
          <table:table-cell table:style-name="ce11" office:value-type="string" calcext:value-type="string">
            <text:p>Had20</text:p>
          </table:table-cell>
          <table:table-cell table:style-name="ce13" office:value-type="float" office:value="7848" calcext:value-type="float">
            <text:p>7848</text:p>
          </table:table-cell>
          <table:table-cell table:style-name="ce14" table:formula="of:=100*([.G8]-[.C8])/[.C8]" office:value-type="float" office:value="13.3776365212366" calcext:value-type="float">
            <text:p>13,38</text:p>
          </table:table-cell>
          <table:table-cell table:style-name="ce16" office:value-type="float" office:value="0.0000524520874023438" calcext:value-type="float">
            <text:p>0,00</text:p>
          </table:table-cell>
          <table:table-cell table:style-name="ce21"/>
          <table:table-cell table:style-name="ce26"/>
          <table:table-cell table:style-name="ce27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lipa60b.dat" xlink:type="simple">Lipa60b</text:a></text:span>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520135" calcext:value-type="float">
            <text:p>2520135</text:p>
          </table:table-cell>
          <table:table-cell table:style-name="ce6" office:value-type="string" calcext:value-type="string">
            <text:p>OPT</text:p>
          </table:table-cell>
          <table:table-cell table:style-name="ce2"/>
          <table:table-cell table:style-name="ce11" office:value-type="string" calcext:value-type="string">
            <text:p>Lipa60b</text:p>
          </table:table-cell>
          <table:table-cell table:style-name="ce13" office:value-type="float" office:value="3220394" calcext:value-type="float">
            <text:p>3220394</text:p>
          </table:table-cell>
          <table:table-cell table:style-name="ce14" table:formula="of:=100*([.G9]-[.C9])/[.C9]" office:value-type="float" office:value="27.7865669894668" calcext:value-type="float">
            <text:p>27,79</text:p>
          </table:table-cell>
          <table:table-cell table:style-name="ce16" office:value-type="float" office:value="0.000178813934326172" calcext:value-type="float">
            <text:p>0,00</text:p>
          </table:table-cell>
          <table:table-cell table:style-name="ce21"/>
          <table:table-cell table:style-name="ce26"/>
          <table:table-cell table:style-name="ce27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lipa80b.dat" xlink:type="simple">Lipa80b</text:a></text:span>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763962" calcext:value-type="float">
            <text:p>7763962</text:p>
          </table:table-cell>
          <table:table-cell table:style-name="ce6" office:value-type="string" calcext:value-type="string">
            <text:p>OPT</text:p>
          </table:table-cell>
          <table:table-cell table:style-name="ce2"/>
          <table:table-cell table:style-name="ce11" office:value-type="string" calcext:value-type="string">
            <text:p>Lipa80b</text:p>
          </table:table-cell>
          <table:table-cell table:style-name="ce13" office:value-type="float" office:value="10043715" calcext:value-type="float">
            <text:p>10043715</text:p>
          </table:table-cell>
          <table:table-cell table:style-name="ce14" table:formula="of:=100*([.G10]-[.C10])/[.C10]" office:value-type="float" office:value="29.363268393122" calcext:value-type="float">
            <text:p>29,36</text:p>
          </table:table-cell>
          <table:table-cell table:style-name="ce16" office:value-type="float" office:value="0.000244617462158203" calcext:value-type="float">
            <text:p>0,00</text:p>
          </table:table-cell>
          <table:table-cell table:style-name="ce21"/>
          <table:table-cell table:style-name="ce26"/>
          <table:table-cell table:style-name="ce27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nug28.dat" xlink:type="simple">Nug28</text:a></text:span>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166" calcext:value-type="float">
            <text:p>5166</text:p>
          </table:table-cell>
          <table:table-cell table:style-name="ce6" office:value-type="string" calcext:value-type="string">
            <text:p>OPT</text:p>
          </table:table-cell>
          <table:table-cell table:style-name="ce2"/>
          <table:table-cell table:style-name="ce11" office:value-type="string" calcext:value-type="string">
            <text:p>Nug28</text:p>
          </table:table-cell>
          <table:table-cell table:style-name="ce13" office:value-type="float" office:value="6770" calcext:value-type="float">
            <text:p>6770</text:p>
          </table:table-cell>
          <table:table-cell table:style-name="ce14" table:formula="of:=100*([.G11]-[.C11])/[.C11]" office:value-type="float" office:value="31.0491676345335" calcext:value-type="float">
            <text:p>31,05</text:p>
          </table:table-cell>
          <table:table-cell table:style-name="ce16" office:value-type="float" office:value="0.0000736713409423828" calcext:value-type="float">
            <text:p>0,00</text:p>
          </table:table-cell>
          <table:table-cell table:style-name="ce21"/>
          <table:table-cell table:style-name="ce26"/>
          <table:table-cell table:style-name="ce27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sko81.dat" xlink:type="simple">Sko81</text:a></text:span>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0998" calcext:value-type="float">
            <text:p>90998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Sko81</text:p>
          </table:table-cell>
          <table:table-cell table:style-name="ce13" office:value-type="float" office:value="108158" calcext:value-type="float">
            <text:p>108158</text:p>
          </table:table-cell>
          <table:table-cell table:style-name="ce14" table:formula="of:=100*([.G12]-[.C12])/[.C12]" office:value-type="float" office:value="18.8575573089518" calcext:value-type="float">
            <text:p>18,86</text:p>
          </table:table-cell>
          <table:table-cell table:style-name="ce16" office:value-type="float" office:value="0.000292539596557617" calcext:value-type="float">
            <text:p>0,00</text:p>
          </table:table-cell>
          <table:table-cell table:style-name="ce21"/>
          <table:table-cell table:style-name="ce26"/>
          <table:table-cell table:style-name="ce27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sko90.dat" xlink:type="simple">Sko90</text:a></text:span>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15534" calcext:value-type="float">
            <text:p>115534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Sko90</text:p>
          </table:table-cell>
          <table:table-cell table:style-name="ce13" office:value-type="float" office:value="135404" calcext:value-type="float">
            <text:p>135404</text:p>
          </table:table-cell>
          <table:table-cell table:style-name="ce14" table:formula="of:=100*([.G13]-[.C13])/[.C13]" office:value-type="float" office:value="17.1984004708571" calcext:value-type="float">
            <text:p>17,20</text:p>
          </table:table-cell>
          <table:table-cell table:style-name="ce16" office:value-type="float" office:value="0.000325918197631836" calcext:value-type="float">
            <text:p>0,00</text:p>
          </table:table-cell>
          <table:table-cell table:style-name="ce21"/>
          <table:table-cell table:style-name="ce26"/>
          <table:table-cell table:style-name="ce27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sko100a.dat" xlink:type="simple">Sko100a</text:a></text:span>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2002" calcext:value-type="float">
            <text:p>152002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Sko100a</text:p>
          </table:table-cell>
          <table:table-cell table:style-name="ce13" office:value-type="float" office:value="178508" calcext:value-type="float">
            <text:p>178508</text:p>
          </table:table-cell>
          <table:table-cell table:style-name="ce14" table:formula="of:=100*([.G14]-[.C14])/[.C14]" office:value-type="float" office:value="17.4379284483099" calcext:value-type="float">
            <text:p>17,44</text:p>
          </table:table-cell>
          <table:table-cell table:style-name="ce16" office:value-type="float" office:value="0.000365257263183594" calcext:value-type="float">
            <text:p>0,00</text:p>
          </table:table-cell>
          <table:table-cell table:style-name="ce21"/>
          <table:table-cell table:style-name="ce26"/>
          <table:table-cell table:style-name="ce27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sko100f.dat" xlink:type="simple">Sko100f</text:a></text:span>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49036" calcext:value-type="float">
            <text:p>149036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Sko100f</text:p>
          </table:table-cell>
          <table:table-cell table:style-name="ce13" office:value-type="float" office:value="173286" calcext:value-type="float">
            <text:p>173286</text:p>
          </table:table-cell>
          <table:table-cell table:style-name="ce14" table:formula="of:=100*([.G15]-[.C15])/[.C15]" office:value-type="float" office:value="16.2712364797767" calcext:value-type="float">
            <text:p>16,27</text:p>
          </table:table-cell>
          <table:table-cell table:style-name="ce16" office:value-type="float" office:value="0.000398397445678711" calcext:value-type="float">
            <text:p>0,00</text:p>
          </table:table-cell>
          <table:table-cell table:style-name="ce21"/>
          <table:table-cell table:style-name="ce26"/>
          <table:table-cell table:style-name="ce27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tai100a.dat" xlink:type="simple">Tai100a</text:a></text:span>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1052466" calcext:value-type="float">
            <text:p>21052466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Tai100a</text:p>
          </table:table-cell>
          <table:table-cell table:style-name="ce13" office:value-type="float" office:value="24041188" calcext:value-type="float">
            <text:p>24041188</text:p>
          </table:table-cell>
          <table:table-cell table:style-name="ce14" table:formula="of:=100*([.G16]-[.C16])/[.C16]" office:value-type="float" office:value="14.1965411557962" calcext:value-type="float">
            <text:p>14,20</text:p>
          </table:table-cell>
          <table:table-cell table:style-name="ce16" office:value-type="float" office:value="0.000437736511230469" calcext:value-type="float">
            <text:p>0,00</text:p>
          </table:table-cell>
          <table:table-cell table:style-name="ce21"/>
          <table:table-cell table:style-name="ce26"/>
          <table:table-cell table:style-name="ce27"/>
          <table:table-cell table:number-columns-repeated="1012"/>
        </table:table-row>
        <table:table-row table:style-name="ro5">
          <table:table-cell table:style-name="ce4" office:value-type="string" calcext:value-type="string">
            <text:p><text:span text:style-name="T1"><text:a xlink:href="http://anjos.mgi.polymtl.ca/qaplib/data.d/tai100b.dat" xlink:type="simple">Tai100b</text:a></text:span>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185996137" calcext:value-type="float">
            <text:p>1185996137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Tai100b</text:p>
          </table:table-cell>
          <table:table-cell table:style-name="ce13" office:value-type="float" office:value="1838134036" calcext:value-type="float">
            <text:p>1838134036</text:p>
          </table:table-cell>
          <table:table-cell table:style-name="ce14" table:formula="of:=100*([.G17]-[.C17])/[.C17]" office:value-type="float" office:value="54.9865112250361" calcext:value-type="float">
            <text:p>54,99</text:p>
          </table:table-cell>
          <table:table-cell table:style-name="ce16" office:value-type="float" office:value="0.000428676605224609" calcext:value-type="float">
            <text:p>0,00</text:p>
          </table:table-cell>
          <table:table-cell table:style-name="ce21"/>
          <table:table-cell table:style-name="ce26"/>
          <table:table-cell table:style-name="ce27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tai150b.dat" xlink:type="simple">Tai150b</text:a></text:span>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498896643" calcext:value-type="float">
            <text:p>498896643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Tai150b</text:p>
          </table:table-cell>
          <table:table-cell table:style-name="ce13" office:value-type="float" office:value="653315921" calcext:value-type="float">
            <text:p>653315921</text:p>
          </table:table-cell>
          <table:table-cell table:style-name="ce14" table:formula="of:=100*([.G18]-[.C18])/[.C18]" office:value-type="float" office:value="30.9521581607435" calcext:value-type="float">
            <text:p>30,95</text:p>
          </table:table-cell>
          <table:table-cell table:style-name="ce16" office:value-type="float" office:value="0.000489473342895508" calcext:value-type="float">
            <text:p>0,00</text:p>
          </table:table-cell>
          <table:table-cell table:style-name="ce2" table:number-columns-repeated="3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tai256c.dat" xlink:type="simple">Tai256c</text:a></text:span>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44759294" calcext:value-type="float">
            <text:p>44759294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Tai256c</text:p>
          </table:table-cell>
          <table:table-cell table:style-name="ce13" office:value-type="float" office:value="98685678" calcext:value-type="float">
            <text:p>98685678</text:p>
          </table:table-cell>
          <table:table-cell table:style-name="ce14" table:formula="of:=100*([.G19]-[.C19])/[.C19]" office:value-type="float" office:value="120.480863706206" calcext:value-type="float">
            <text:p>120,48</text:p>
          </table:table-cell>
          <table:table-cell table:style-name="ce16" office:value-type="float" office:value="0.00160837173461914" calcext:value-type="float">
            <text:p>0,00</text:p>
          </table:table-cell>
          <table:table-cell table:style-name="ce22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span text:style-name="T1"><text:a xlink:href="http://anjos.mgi.polymtl.ca/qaplib/data.d/tho40.dat" xlink:type="simple">Tho40</text:a></text:span>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40516" calcext:value-type="float">
            <text:p>240516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Tho40</text:p>
          </table:table-cell>
          <table:table-cell table:style-name="ce13" office:value-type="float" office:value="338210" calcext:value-type="float">
            <text:p>338210</text:p>
          </table:table-cell>
          <table:table-cell table:style-name="ce14" table:formula="of:=100*([.G20]-[.C20])/[.C20]" office:value-type="float" office:value="40.6185035506993" calcext:value-type="float">
            <text:p>40,62</text:p>
          </table:table-cell>
          <table:table-cell table:style-name="ce16" office:value-type="float" office:value="0.000113964080810547" calcext:value-type="float">
            <text:p>0,00</text:p>
          </table:table-cell>
          <table:table-cell table:style-name="ce23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span text:style-name="T1"><text:a xlink:href="http://anjos.mgi.polymtl.ca/qaplib/data.d/tho150.dat" xlink:type="simple">Tho150</text:a></text:span>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8133398" calcext:value-type="float">
            <text:p>8133398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Tho150</text:p>
          </table:table-cell>
          <table:table-cell table:style-name="ce13" office:value-type="float" office:value="9795960" calcext:value-type="float">
            <text:p>9795960</text:p>
          </table:table-cell>
          <table:table-cell table:style-name="ce14" table:formula="of:=100*([.G21]-[.C21])/[.C21]" office:value-type="float" office:value="20.4411735414891" calcext:value-type="float">
            <text:p>20,44</text:p>
          </table:table-cell>
          <table:table-cell table:style-name="ce16" office:value-type="float" office:value="0.000519037246704102" calcext:value-type="float">
            <text:p>0,00</text:p>
          </table:table-cell>
          <table:table-cell table:style-name="ce23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span text:style-name="T1"><text:a xlink:href="http://anjos.mgi.polymtl.ca/qaplib/data.d/wil50.dat" xlink:type="simple">Wil50</text:a></text:span>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8816" calcext:value-type="float">
            <text:p>48816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Wil50</text:p>
          </table:table-cell>
          <table:table-cell table:style-name="ce13" office:value-type="float" office:value="55760" calcext:value-type="float">
            <text:p>55760</text:p>
          </table:table-cell>
          <table:table-cell table:style-name="ce14" table:formula="of:=100*([.G22]-[.C22])/[.C22]" office:value-type="float" office:value="14.2248443133399" calcext:value-type="float">
            <text:p>14,22</text:p>
          </table:table-cell>
          <table:table-cell table:style-name="ce16" office:value-type="float" office:value="0.000146389007568359" calcext:value-type="float">
            <text:p>0,00</text:p>
          </table:table-cell>
          <table:table-cell table:style-name="ce24" table:number-columns-repeated="2"/>
          <table:table-cell table:style-name="ce30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span text:style-name="T1"><text:a xlink:href="http://anjos.mgi.polymtl.ca/qaplib/data.d/wil100.dat" xlink:type="simple">Wil100</text:a></text:span>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73038" calcext:value-type="float">
            <text:p>273038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Wil100</text:p>
          </table:table-cell>
          <table:table-cell table:style-name="ce13" office:value-type="float" office:value="302048" calcext:value-type="float">
            <text:p>302048</text:p>
          </table:table-cell>
          <table:table-cell table:style-name="ce14" table:formula="of:=100*([.G23]-[.C23])/[.C23]" office:value-type="float" office:value="10.6248947033014" calcext:value-type="float">
            <text:p>10,62</text:p>
          </table:table-cell>
          <table:table-cell table:style-name="ce18" office:value-type="float" office:value="0.000374317169189453" calcext:value-type="float">
            <text:p>0,00</text:p>
          </table:table-cell>
          <table:table-cell table:style-name="ce24" table:number-columns-repeated="2"/>
          <table:table-cell table:style-name="ce30"/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7" table:number-rows-repeated="104852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2017-18" style:display-name="PageStyle_2017-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5T23:11:28</meta:creation-date>
    <dc:date>2018-03-31T18:26:20.795970867</dc:date>
    <meta:editing-cycles>3</meta:editing-cycles>
    <meta:editing-duration>PT12M56S</meta:editing-duration>
    <meta:generator>LibreOffice/5.1.6.2$Linux_X86_64 LibreOffice_project/10m0$Build-2</meta:generator>
    <meta:document-statistic meta:table-count="1" meta:cell-count="175" meta:object-count="0"/>
  </office:meta>
</office:document-meta>
</file>